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4e3" officeooo:paragraph-rsid="00086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/>
      <text:p text:style-name="P1"/>
      <text:p text:style-name="P1">While I began working on Lab5 with a partner, Mark Egan, I did the first part of the lab in its entirety on my own and spoke to Prof. Jumadinova about finishing the lab program myself.</text:p>
      <text:p text:style-name="P1"/>
      <text:p text:style-name="P1">I was definitely challenged by parts 3-5 of the lab, but I have definitely grasped how to use Random class and String class in a program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22:45:55.429536613</meta:creation-date>
    <dc:date>2014-10-08T22:49:15.363608412</dc:date>
    <meta:editing-duration>P0D</meta:editing-duration>
    <meta:editing-cycles>1</meta:editing-cycles>
    <meta:document-statistic meta:table-count="0" meta:image-count="0" meta:object-count="0" meta:page-count="1" meta:paragraph-count="3" meta:word-count="64" meta:character-count="334" meta:non-whitespace-character-count="272"/>
    <meta:generator>LibreOffice/4.2.6.3$Linux_X86_64 LibreOffice_project/420m0$Build-3</meta:generator>
  </office:meta>
</office:document-meta>
</file>